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b" fo:country="NO"/>
    </style:style>
    <style:style style:name="P2" style:parent-style-name="Normal" style:family="paragraph">
      <style:text-properties fo:language="nb" fo:country="NO"/>
    </style:style>
    <style:style style:name="P3" style:parent-style-name="Normal" style:family="paragraph">
      <style:text-properties fo:language="nb" fo:country="NO"/>
    </style:style>
    <style:style style:name="T4" style:parent-style-name="DefaultParagraphFont" style:family="text">
      <style:text-properties fo:language="nb" fo:country="NO"/>
    </style:style>
  </office:automatic-styles>
  <office:body>
    <office:text text:use-soft-page-breaks="true">
      <text:p text:style-name="P1">Oppgave 4.a)</text:p>
      <text:p text:style-name="P2">For spørring 1: timeliste og timelistelinje har timelistenr<text:s/>og beskrivelse<text:s/>til felles så ved NATURAL JOIN<text:s/>vil de joines på timelistenr<text:s/>OG beksrivelse<text:s/>som en INNER JOIN. Derfor får vi kun ut at count(*) blir 1 fordi det er bare en rad med lik timelistenr og beskrivelse. <text:s/>Med spørring 2 joiner man tabellene spesifikt på kolonnene<text:s/>timelistenr.</text:p>
      <text:p text:style-name="P3">Oppgave 4.b)</text:p>
      <text:p text:style-name="Normal"><text:span text:style-name="T4">Her får vi samme svar fordi NATURAL JOIN kun <text:s/>har et kolonnenavn til felles så det blir det samme som en INNER JOIN på timelistenr kollonne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e Tov Kjelkenes Sløtte</meta:initial-creator>
    <dc:creator>Are Tov Kjelkenes Sløtte</dc:creator>
    <meta:creation-date>2021-10-04T16:11:00Z</meta:creation-date>
    <dc:date>2021-10-04T16:44:00Z</dc:date>
    <meta:print-date>2021-10-04T16:44:00Z</meta:print-date>
    <meta:template xlink:href="Normal.dotm" xlink:type="simple"/>
    <meta:editing-cycles>3</meta:editing-cycles>
    <meta:editing-duration>PT1980S</meta:editing-duration>
    <meta:document-statistic meta:page-count="1" meta:paragraph-count="1" meta:word-count="76" meta:character-count="511" meta:row-count="3" meta:non-whitespace-character-count="436"/>
  </office:meta>
</office:document-meta>
</file>